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" svg:font-family="Times" style:font-family-generic="roman"/>
    <style:font-face style:name="Times new roman" svg:font-family="'Times new roman'" style:font-family-generic="roman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545015" officeooo:paragraph-rsid="00545015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font-size="14pt" fo:font-style="normal" style:text-underline-style="none" style:font-size-asian="14pt" style:font-style-asian="normal" style:font-size-complex="14pt" style:font-style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style:font-size-asian="14pt" style:font-style-asian="normal" style:font-name-complex="Times New Roman1" style:font-size-complex="14pt" style:font-style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officeooo:paragraph-rsid="001cebdd" style:font-size-asian="14pt" style:font-style-asian="normal" style:font-name-complex="Times New Roman1" style:font-size-complex="14pt" style:font-style-complex="normal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4pt" fo:font-style="normal" style:text-underline-style="none" style:font-size-asian="14pt" style:font-style-asian="normal" style:font-name-complex="Times New Roman1" style:font-size-complex="14pt" style:font-style-complex="normal"/>
    </style:style>
    <style:style style:name="P6" style:family="paragraph" style:parent-style-name="Standard">
      <style:paragraph-properties fo:line-height="100%">
        <style:tab-stops>
          <style:tab-stop style:position="11.79cm"/>
        </style:tab-stops>
      </style:paragraph-properties>
      <style:text-properties style:font-name="Times New Roman" fo:font-size="14pt" fo:font-style="normal" style:text-underline-style="none" style:font-size-asian="14pt" style:font-style-asian="normal" style:font-name-complex="Times New Roman1" style:font-size-complex="14pt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fo:font-weight="normal" officeooo:rsid="001ebc1a" style:font-size-asian="14pt" style:font-style-asian="normal" style:font-weight-asian="normal" style:font-name-complex="Times New Roman1" style:font-size-complex="14pt" style:font-style-complex="normal"/>
    </style:style>
    <style:style style:name="P8" style:family="paragraph" style:parent-style-name="Standard">
      <style:paragraph-properties>
        <style:tab-stops>
          <style:tab-stop style:position="11.79cm"/>
        </style:tab-stops>
      </style:paragraph-properties>
      <style:text-properties style:font-name="Times New Roman" fo:font-size="14pt" fo:language="ru" fo:country="RU" fo:font-style="normal" style:text-underline-style="none" style:font-size-asian="14pt" style:font-style-asian="normal" style:font-name-complex="Times New Roman1" style:font-size-complex="14pt" style:font-style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fo:font-style="normal" style:text-underline-style="none" style:font-size-asian="16pt" style:font-style-asian="normal" style:font-name-complex="Times New Roman1" style:font-size-complex="16pt" style:font-style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8pt" fo:language="en" fo:country="US" fo:font-style="normal" style:text-underline-style="none" style:font-size-asian="18pt" style:font-style-asian="normal" style:font-name-complex="Times New Roman1" style:font-size-complex="18pt" style:font-style-complex="normal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officeooo:paragraph-rsid="00514b62"/>
    </style:style>
    <style:style style:name="P13" style:family="paragraph" style:parent-style-name="Standard">
      <style:text-properties style:font-name="Times new roman" fo:font-size="14pt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Times" fo:font-size="14pt" fo:font-style="italic" officeooo:paragraph-rsid="0052cb3c" style:font-size-asian="14pt" style:font-style-asian="italic" style:font-size-complex="14pt" style:font-style-complex="italic"/>
    </style:style>
    <style:style style:name="P16" style:family="paragraph" style:parent-style-name="Standard">
      <style:text-properties style:font-name="Times" fo:font-size="10pt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Times" fo:font-size="13pt" fo:font-weight="bold" officeooo:rsid="00514b62" officeooo:paragraph-rsid="00514b62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end" style:justify-single-word="false"/>
    </style:style>
    <style:style style:name="P19" style:family="paragraph" style:parent-style-name="Standard">
      <style:paragraph-properties fo:margin-left="5.001cm" fo:margin-right="0cm" fo:text-align="start" style:justify-single-word="false" fo:text-indent="0cm" style:auto-text-indent="false"/>
      <style:text-properties style:font-name="Times" fo:font-size="13pt" style:font-size-asian="13pt" style:font-size-complex="13pt"/>
    </style:style>
    <style:style style:name="P20" style:family="paragraph" style:parent-style-name="Footnote">
      <style:text-properties style:font-name="Times"/>
    </style:style>
    <style:style style:name="P21" style:family="paragraph" style:parent-style-name="Heading_20_2">
      <style:paragraph-properties fo:text-align="center" style:justify-single-word="false"/>
      <style:text-properties officeooo:paragraph-rsid="00500950"/>
    </style:style>
    <style:style style:name="P22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Times New Roman" fo:font-size="14pt" fo:font-style="normal" style:text-underline-style="none" style:font-size-asian="14pt" style:font-style-asian="normal" style:font-name-complex="Times New Roman1" style:font-size-complex="14pt" style:font-style-complex="normal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fo:font-style="italic" officeooo:rsid="00514b62" officeooo:paragraph-rsid="00514b62" style:font-size-asian="14pt" style:font-style-asian="italic" style:font-size-complex="14pt" style:font-style-complex="italic"/>
    </style:style>
    <style:style style:name="P25" style:family="paragraph" style:parent-style-name="Standard">
      <style:text-properties style:font-name="Times new roman" fo:font-size="14pt" officeooo:rsid="00514b62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style:font-name="Times" fo:font-size="13pt" fo:font-weight="bold" officeooo:rsid="00514b62" officeooo:paragraph-rsid="00514b62" style:font-size-asian="13pt" style:font-weight-asian="bold" style:font-size-complex="13pt" style:font-weight-complex="bold"/>
    </style:style>
    <style:style style:name="P27" style:family="paragraph" style:parent-style-name="Standard">
      <style:paragraph-properties fo:line-height="100%">
        <style:tab-stops>
          <style:tab-stop style:position="11.79cm"/>
        </style:tab-stops>
      </style:paragraph-properties>
    </style:style>
    <style:style style:name="T1" style:family="text">
      <style:text-properties fo:font-weight="normal" officeooo:rsid="001ebc1a" style:font-weight-asian="normal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ebc1a"/>
    </style:style>
    <style:style style:name="T4" style:family="text">
      <style:text-properties fo:language="ru" fo:country="RU" officeooo:rsid="004e5d29"/>
    </style:style>
    <style:style style:name="T5" style:family="text">
      <style:text-properties fo:language="ru" fo:country="RU" officeooo:rsid="005f1758"/>
    </style:style>
    <style:style style:name="T6" style:family="text">
      <style:text-properties officeooo:rsid="001a27a1"/>
    </style:style>
    <style:style style:name="T7" style:family="text">
      <style:text-properties officeooo:rsid="001cebdd"/>
    </style:style>
    <style:style style:name="T8" style:family="text">
      <style:text-properties officeooo:rsid="001ebc1a"/>
    </style:style>
    <style:style style:name="T9" style:family="text">
      <style:text-properties officeooo:rsid="002066d2"/>
    </style:style>
    <style:style style:name="T10" style:family="text"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/>
    </style:style>
    <style:style style:name="T11" style:family="text"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style:font-name="Times New Roman" fo:font-size="14pt" fo:font-style="normal" style:text-underline-style="none" fo:font-weight="normal" officeooo:rsid="00500950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font-name="Times New Roman" fo:font-size="14pt" fo:font-style="normal" style:text-underline-style="none" style:font-size-asian="14pt" style:font-style-asian="normal" style:font-name-complex="Times New Roman1" style:font-size-complex="14pt" style:font-style-complex="normal"/>
    </style:style>
    <style:style style:name="T14" style:family="text">
      <style:text-properties style:font-name="Times New Roman" fo:font-size="14pt" fo:font-style="normal" style:text-underline-style="none" officeooo:rsid="00212ea6" style:font-size-asian="14pt" style:font-style-asian="normal" style:font-name-complex="Times New Roman1" style:font-size-complex="14pt" style:font-style-complex="normal"/>
    </style:style>
    <style:style style:name="T15" style:family="text">
      <style:text-properties style:font-name="Times New Roman" fo:font-size="14pt" fo:language="ru" fo:country="RU" fo:font-style="normal" style:text-underline-style="none" style:font-size-asian="14pt" style:font-style-asian="normal" style:font-name-complex="Times New Roman1" style:font-size-complex="14pt" style:font-style-complex="normal"/>
    </style:style>
    <style:style style:name="T16" style:family="text">
      <style:text-properties style:font-name="Times New Roman" fo:font-size="14pt" fo:language="ru" fo:country="RU" fo:font-style="normal" style:text-underline-style="none" officeooo:rsid="0061c5ee" style:font-size-asian="14pt" style:font-style-asian="normal" style:font-name-complex="Times New Roman1" style:font-size-complex="14pt" style:font-style-complex="normal"/>
    </style:style>
    <style:style style:name="T17" style:family="text">
      <style:text-properties style:font-name="Times New Roman" fo:font-size="14pt" fo:language="ru" fo:country="RU" fo:font-style="normal" style:text-underline-style="none" officeooo:rsid="004e5d29" style:font-size-asian="14pt" style:font-style-asian="normal" style:font-name-complex="Times New Roman1" style:font-size-complex="14pt" style:font-style-complex="normal"/>
    </style:style>
    <style:style style:name="T18" style:family="text">
      <style:text-properties style:font-name="Times New Roman" fo:font-size="14pt" fo:language="ru" fo:country="RU" fo:font-style="normal" style:text-underline-style="none" officeooo:rsid="001ebc1a" style:font-size-asian="14pt" style:font-style-asian="normal" style:font-name-complex="Times New Roman1" style:font-size-complex="14pt" style:font-style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53be15" style:font-weight-asian="bold" style:font-weight-complex="bold"/>
    </style:style>
    <style:style style:name="T21" style:family="text">
      <style:text-properties officeooo:rsid="004e5d29"/>
    </style:style>
    <style:style style:name="T22" style:family="text">
      <style:text-properties officeooo:rsid="00514b62"/>
    </style:style>
    <style:style style:name="T23" style:family="text">
      <style:text-properties style:font-name="Times new roman" fo:font-size="14pt" style:font-size-asian="14pt" style:font-size-complex="14pt"/>
    </style:style>
    <style:style style:name="T24" style:family="text">
      <style:text-properties style:font-name="Times new roman" fo:font-size="14pt" officeooo:rsid="00514b62" style:font-size-asian="14pt" style:font-size-complex="14pt"/>
    </style:style>
    <style:style style:name="T25" style:family="text">
      <style:text-properties style:font-name="Times new roman" fo:font-size="14pt" fo:font-style="italic" officeooo:rsid="00514b62" style:font-size-asian="14pt" style:font-style-asian="italic" style:font-size-complex="14pt" style:font-style-complex="italic"/>
    </style:style>
    <style:style style:name="T26" style:family="text">
      <style:text-properties style:font-name="Times" fo:font-size="14pt" fo:font-style="italic" style:font-size-asian="14pt" style:font-style-asian="italic" style:font-size-complex="14pt" style:font-style-complex="italic"/>
    </style:style>
    <style:style style:name="T27" style:family="text">
      <style:text-properties style:font-name="Times" fo:font-size="13pt" style:font-size-asian="13pt" style:font-size-complex="13pt"/>
    </style:style>
    <style:style style:name="T28" style:family="text">
      <style:text-properties style:font-name="DejaVu Sans" officeooo:rsid="0052cb3c" style:font-name-asian="DejaVu Sans" style:font-name-complex="DejaVu Sans"/>
    </style:style>
    <style:style style:name="T29" style:family="text">
      <style:text-properties officeooo:rsid="0053be15"/>
    </style:style>
    <style:style style:name="T30" style:family="text">
      <style:text-properties officeooo:rsid="005adb8f"/>
    </style:style>
    <style:style style:name="T31" style:family="text">
      <style:text-properties officeooo:rsid="0061c5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инистерство образования Нижегородской области</text:p>
      <text:p text:style-name="P5">Государственное бюджетное <text:span text:style-name="T6">профессиональное </text:span>образовательное учреждение</text:p>
      <text:p text:style-name="P5">«Нижегородский радиотехнический колледж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Дисциплина <text:span text:style-name="T8">ОП 05. </text:span><text:span text:style-name="T1">Информационные технологии</text:span></text:p>
      <text:p text:style-name="P7"/>
      <text:p text:style-name="P9"/>
      <text:p text:style-name="P3">ОТЧЁТ</text:p>
      <text:p text:style-name="P3">по лабораторной работе № <text:span text:style-name="T21">4.</text:span></text:p>
      <text:h text:style-name="P21" text:outline-level="2"><text:span text:style-name="T10">Тема «</text:span><text:span text:style-name="T11">Создание документов с колонтитулами, гиперссылками в LO Write</text:span><text:span text:style-name="T12">r</text:span><text:span text:style-name="T11">»</text:span></text:h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Выполнил:<text:tab/>Проверил:</text:p>
      <text:p text:style-name="P6"><text:span text:style-name="T7">обучающийся</text:span> группы <text:span text:style-name="T9">2ИСиП-19-</text:span><text:span text:style-name="T31">1</text:span><text:tab/>Преподаватель</text:p>
      <text:p text:style-name="P27"><text:span text:style-name="T16">Мамонов Антон</text:span><text:span text:style-name="T15"><text:tab/></text:span><text:span text:style-name="T17">Корчагина</text:span><text:span text:style-name="T18"> Н.В</text:span><text:span text:style-name="T13">.</text:span></text:p>
      <text:p text:style-name="P8"/>
      <text:p text:style-name="P9"/>
      <text:p text:style-name="P9"/>
      <text:p text:style-name="P9"/>
      <text:p text:style-name="P10"/>
      <text:p text:style-name="P10"/>
      <text:p text:style-name="P3"/>
      <text:p text:style-name="P3">Нижний Новгород </text:p>
      <text:p text:style-name="P11"><text:span text:style-name="T13">20</text:span><text:span text:style-name="T14">20</text:span><text:span text:style-name="T13">г.</text:span></text:p>
      <text:p text:style-name="P23"><text:soft-page-break/></text:p>
      <text:p text:style-name="P23">1.Создайте новый документ. Наберите текст по образцу:</text:p>
      <text:p text:style-name="P14"/>
      <text:p text:style-name="P14">Выполнение лабораторной работы <text:span text:style-name="T30">№</text:span>4 по дисциплине </text:p>
      <text:p text:style-name="P14">«Информационные технологии»</text:p>
      <text:p text:style-name="P13"><text:tab/><text:a xlink:type="simple" xlink:href="https://support.microsoft.com/ru-ru/office/вставка-колонтитула-b87ee4df-abc1-41f8-995b-b39f6d99c7ed" text:style-name="Internet_20_link" text:visited-style-name="Visited_20_Internet_20_Link">1.Создание колонтитулов.</text:a></text:p>
      <text:p text:style-name="P13"><text:tab/><text:a xlink:type="simple" xlink:href="https://support.microsoft.com/ru-ru/office/добавление-обычных-и-концевых-сносок-bff71b0c-3ec5-4c37-abc1-7c8e7d6f2d78" text:style-name="Internet_20_link" text:visited-style-name="Visited_20_Internet_20_Link">2.Создание сносок.</text:a></text:p>
      <text:p text:style-name="P13"><text:tab/><text:a xlink:type="simple" xlink:href="https://support.microsoft.com/ru-ru/office/создание-и-изменение-гиперссылок-—-office-5d8c0804-f998-4143-86b1-1199735e07bf" text:style-name="Internet_20_link" text:visited-style-name="Visited_20_Internet_20_Link">3.Создание гиперссылок.</text:a></text:p>
      <text:p text:style-name="P13"><text:tab/><text:a xlink:type="simple" xlink:href="https://www.google.com/url?sa=t&amp;rct=j&amp;q=&amp;esrc=s&amp;source=web&amp;cd=&amp;cad=rja&amp;uact=8&amp;ved=2ahUKEwjCzPSO0YPsAhVNs4sKHd0-DukQFjAAegQIBhAB&amp;url=https%3A%2F%2Fstudfile.net%2Fpreview%2F3960488%2Fpage%3A3%2F&amp;usg=AOvVaw1nInMOpYapfhVkOHlkCJfJ" text:style-name="Internet_20_link" text:visited-style-name="Visited_20_Internet_20_Link">4.Создание закладок.</text:a></text:p>
      <text:p text:style-name="Standard"><text:span text:style-name="T23"><text:tab/></text:span><text:a xlink:type="simple" xlink:href="#Закладка" text:style-name="Internet_20_link" text:visited-style-name="Visited_20_Internet_20_Link"><text:span text:style-name="T23">5.Форматирование текста с добавлением гиперссылок </text:span></text:a><text:a xlink:type="simple" xlink:href="#Закладка" text:style-name="Internet_20_link" text:visited-style-name="Visited_20_Internet_20_Link"><text:span text:style-name="T24">и сносок.</text:span></text:a></text:p>
      <text:p text:style-name="P25"/>
      <text:p text:style-name="P15"><text:span text:style-name="T28">✔ </text:span><text:span text:style-name="T22">2.</text:span>Вставьте в документ верхний колонтитул, содержащий текст «Лабораторная работа No 4. Создание документов с колонтитулами, гиперссылками в LO Writer».</text:p>
      <text:p text:style-name="P24"/>
      <text:p text:style-name="P12"><text:span text:style-name="T25">3.</text:span><text:span text:style-name="T26">Наберите текст по образцу</text:span></text:p>
      <text:p text:style-name="P17"><text:bookmark-start text:name="Закладка"/>Есть много мелких, безымянных…<text:bookmark-end text:name="Закладка"/></text:p>
      <text:p text:style-name="P17"/>
      <text:p text:style-name="P19">Есть много мелких, безымянных </text:p>
      <text:p text:style-name="P19">Созвездий<text:note text:id="ftn1" text:note-class="footnote"><text:note-citation>1</text:note-citation><text:note-body><text:p text:style-name="P16"><text:span text:style-name="T29">.</text:span><text:span text:style-name="T20">C</text:span><text:span text:style-name="T19">озве́здия</text:span> — в современной астрономии участки, на которые разделена небесная сфера для удобства ориентирования на звёздном небе. В древности созвездиями назывались характерные фигуры, образуемые яркими звё<text:span text:style-name="T29">здами.</text:span></text:p><text:p text:style-name="P20"/></text:note-body></text:note> в горней вышине,</text:p>
      <text:p text:style-name="P19">Для наших слабых глаз, туманных,</text:p>
      <text:p text:style-name="P19">Недосягаемы оне...</text:p>
      <text:p text:style-name="P19">И как они бы ни светили,</text:p>
      <text:p text:style-name="P19">Не нам о блеске их судить,</text:p>
      <text:p text:style-name="P19">Лишь телескопа дивной силе</text:p>
      <text:p text:style-name="P19">Они доступны, может быть.</text:p>
      <text:p text:style-name="P19">Но есть созвездия иные,</text:p>
      <text:p text:style-name="P19">От них иные и лучи:</text:p>
      <text:p text:style-name="P19">Как солнца пламенно-живые,</text:p>
      <text:p text:style-name="P19">Они сияют нам в ночи.</text:p>
      <text:p text:style-name="P19">Их бодрый, радующий души,</text:p>
      <text:p text:style-name="P19">Свет путеводный, свет благой</text:p>
      <text:p text:style-name="P19">Везде, и в море и на суше,</text:p>
      <text:p text:style-name="P19">Везде мы видим пред собой.</text:p>
      <text:p text:style-name="P19">Для мира дольнего отрада,</text:p>
      <text:p text:style-name="P19">Они — краса небес родных,</text:p>
      <text:p text:style-name="P19">Для этих звезд очков не надо,</text:p>
      <text:p text:style-name="P19">И близорукий видит их...</text:p>
      <text:p text:style-name="P18"><text:a xlink:type="simple" xlink:href="https://ru.wikipedia.org/wiki/Тютчев,_Фёдор_Иванович" text:style-name="Internet_20_link" text:visited-style-name="Visited_20_Internet_20_Link"><text:span text:style-name="T27">Ф.И. Тютчев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" svg:font-family="Times" style:font-family-generic="roman"/>
    <style:font-face style:name="Times new roman" svg:font-family="'Times new roman'" style:font-family-generic="roman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family-generic="roman" style:font-pitch="variable" fo:font-size="14pt" fo:font-style="normal" style:text-underline-style="none" officeooo:rsid="00246286" style:font-size-asian="14pt" style:font-style-asian="normal" style:font-name-complex="Times New Roman1" style:font-family-complex="'Times New Roman'" style:font-family-generic-complex="system" style:font-pitch-complex="variable" style:font-size-complex="14pt" style:font-style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049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545015" officeooo:paragraph-rsid="0054501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cfe7f5"/>
      </style:header-style>
      <style:footer-style/>
    </style:page-layout>
  </office:automatic-styles>
  <office:master-styles>
    <style:master-page style:name="Standard" style:page-layout-name="Mpm1">
      <style:header>
        <text:p text:style-name="MP1">Лабораторная работа №4.</text:p>
      </style:header>
      <loext:header-first>
        <text:p text:style-name="MP1"/>
      </loext:head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3-09-05T09:16:07.75</meta:creation-date>
    <dc:date>2020-10-29T20:17:12.596000000</dc:date>
    <meta:editing-duration>PT1H50M12S</meta:editing-duration>
    <meta:editing-cycles>63</meta:editing-cycles>
    <meta:generator>LibreOffice/6.4.2.2$Windows_X86_64 LibreOffice_project/4e471d8c02c9c90f512f7f9ead8875b57fcb1ec3</meta:generator>
    <meta:document-statistic meta:table-count="0" meta:image-count="0" meta:object-count="0" meta:page-count="2" meta:paragraph-count="46" meta:word-count="223" meta:character-count="1647" meta:non-whitespace-character-count="1460"/>
  </office:meta>
</office:document-meta>
</file>